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35mm" svg:y="113.14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5.33mm" svg:y="212.76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</text:p>
          </table:table-cell>
          <table:table-cell/>
          <table:table-cell office:value-type="string" calcext:value-type="string">
            <text:p>0.999996,-0.000092,0.003021,-1.513382,0.000101,0.999995,-0.003021,1.537392,-0.003020,0.003021,0.999991,0.489777,0.000000,0.000000,0.000000,1.000000</text:p>
          </table:table-cell>
          <table:table-cell/>
          <table:table-cell office:value-type="float" office:value="0.999996" calcext:value-type="float">
            <text:p>0.999996</text:p>
          </table:table-cell>
          <table:table-cell office:value-type="float" office:value="-0.000092" calcext:value-type="float">
            <text:p>-9.2E-05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-1.513382" calcext:value-type="float">
            <text:p>-1.513382</text:p>
          </table:table-cell>
          <table:table-cell/>
          <table:table-cell table:formula="of:= (COS([.G5]) - SIN([.H5]) + SIN([.G6]) + COS([.H6])) / PI()" office:value-type="float" office:value="0.345894106248759" calcext:value-type="float">
            <text:p>0.345894106248759</text:p>
          </table:table-cell>
          <table:table-cell table:formula="of:= (COS([.F4]) + SIN([.H4]) - SIN([.F6]) + COS([.H6])) / PI()" office:value-type="float" office:value="0.345893520092565" calcext:value-type="float">
            <text:p>0.345893520092565</text:p>
          </table:table-cell>
          <table:table-cell table:formula="of:= (COS([.F4]) - SIN([.G4]) + SIN([.F5]) + COS([.G5])) / PI()" office:value-type="float" office:value="0.344030975412667" calcext:value-type="float">
            <text:p>0.344030975412667</text:p>
          </table:table-cell>
          <table:table-cell/>
          <table:table-cell table:formula="of:= [.I4]" office:value-type="float" office:value="-1.513382" calcext:value-type="float">
            <text:p>-1.513382</text:p>
          </table:table-cell>
          <table:table-cell table:formula="of:= [.I5]" office:value-type="float" office:value="1.537392" calcext:value-type="float">
            <text:p>1.537392</text:p>
          </table:table-cell>
          <table:table-cell table:formula="of:= [.I6]" office:value-type="float" office:value="0.489777" calcext:value-type="float">
            <text:p>0.489777</text:p>
          </table:table-cell>
          <table:table-cell/>
          <table:table-cell table:formula="of:= [.F4]" office:value-type="float" office:value="0.999996" calcext:value-type="float">
            <text:p>0.999996</text:p>
          </table:table-cell>
          <table:table-cell table:formula="of:= [.G5]" office:value-type="float" office:value="0.999995" calcext:value-type="float">
            <text:p>0.999995</text:p>
          </table:table-cell>
          <table:table-cell table:formula="of:= [.H6]" office:value-type="float" office:value="0.999991" calcext:value-type="float">
            <text:p>0.999991</text:p>
          </table:table-cell>
          <table:table-cell/>
          <table:table-cell office:value-type="float" office:value="0.834617" calcext:value-type="float">
            <text:p>0.834617</text:p>
          </table:table-cell>
        </table:table-row>
        <table:table-row table:style-name="ro1">
          <table:table-cell table:number-columns-repeated="5"/>
          <table:table-cell office:value-type="float" office:value="0.000101" calcext:value-type="float">
            <text:p>0.00010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-0.003021" calcext:value-type="float">
            <text:p>-0.003021</text:p>
          </table:table-cell>
          <table:table-cell office:value-type="float" office:value="1.537392" calcext:value-type="float">
            <text:p>1.53739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0302" calcext:value-type="float">
            <text:p>-0.00302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489777" calcext:value-type="float">
            <text:p>0.48977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1</text:p>
          </table:table-cell>
          <table:table-cell/>
          <table:table-cell office:value-type="string" calcext:value-type="string">
            <text:p>0.919186,-0.255064,0.300420,41.749844,0.342025,0.895034,-0.286548,50.635880,-0.195782,0.366090,0.909877,55.470463,0.000000,0.000000,0.000000,1.000000</text:p>
          </table:table-cell>
          <table:table-cell/>
          <table:table-cell office:value-type="float" office:value="0.919186" calcext:value-type="float">
            <text:p>0.919186</text:p>
          </table:table-cell>
          <table:table-cell office:value-type="float" office:value="-0.255064" calcext:value-type="float">
            <text:p>-0.255064</text:p>
          </table:table-cell>
          <table:table-cell office:value-type="float" office:value="0.30042" calcext:value-type="float">
            <text:p>0.30042</text:p>
          </table:table-cell>
          <table:table-cell office:value-type="float" office:value="41.749844" calcext:value-type="float">
            <text:p>41.749844</text:p>
          </table:table-cell>
          <table:table-cell/>
          <table:table-cell table:formula="of:= (COS([.G10]) - SIN([.H10]) + SIN([.G11]) + COS([.H11])) / PI()" office:value-type="float" office:value="0.598405107606414" calcext:value-type="float">
            <text:p>0.598405107606414</text:p>
          </table:table-cell>
          <table:table-cell table:formula="of:= (COS([.F9]) + SIN([.H9]) - SIN([.F11]) + COS([.H11])) / PI()" office:value-type="float" office:value="0.544553573570452" calcext:value-type="float">
            <text:p>0.544553573570452</text:p>
          </table:table-cell>
          <table:table-cell table:formula="of:= (COS([.F9]) - SIN([.G9]) + SIN([.F10]) + COS([.G10])) / PI()" office:value-type="float" office:value="0.579216623222969" calcext:value-type="float">
            <text:p>0.579216623222969</text:p>
          </table:table-cell>
          <table:table-cell/>
          <table:table-cell table:formula="of:= [.I9]" office:value-type="float" office:value="41.749844" calcext:value-type="float">
            <text:p>41.749844</text:p>
          </table:table-cell>
          <table:table-cell table:formula="of:= [.I10]" office:value-type="float" office:value="50.63588" calcext:value-type="float">
            <text:p>50.63588</text:p>
          </table:table-cell>
          <table:table-cell table:formula="of:= [.I11]" office:value-type="float" office:value="55.470463" calcext:value-type="float">
            <text:p>55.470463</text:p>
          </table:table-cell>
          <table:table-cell/>
          <table:table-cell table:formula="of:= [.F9]" office:value-type="float" office:value="0.919186" calcext:value-type="float">
            <text:p>0.919186</text:p>
          </table:table-cell>
          <table:table-cell table:formula="of:= [.G10]" office:value-type="float" office:value="0.895034" calcext:value-type="float">
            <text:p>0.895034</text:p>
          </table:table-cell>
          <table:table-cell table:formula="of:= [.H11]" office:value-type="float" office:value="0.909877" calcext:value-type="float">
            <text:p>0.909877</text:p>
          </table:table-cell>
          <table:table-cell/>
          <table:table-cell office:value-type="float" office:value="14.117872" calcext:value-type="float">
            <text:p>14.117872</text:p>
          </table:table-cell>
        </table:table-row>
        <table:table-row table:style-name="ro1">
          <table:table-cell table:number-columns-repeated="5"/>
          <table:table-cell office:value-type="float" office:value="0.342025" calcext:value-type="float">
            <text:p>0.342025</text:p>
          </table:table-cell>
          <table:table-cell office:value-type="float" office:value="0.895034" calcext:value-type="float">
            <text:p>0.895034</text:p>
          </table:table-cell>
          <table:table-cell office:value-type="float" office:value="-0.286548" calcext:value-type="float">
            <text:p>-0.286548</text:p>
          </table:table-cell>
          <table:table-cell office:value-type="float" office:value="50.63588" calcext:value-type="float">
            <text:p>50.6358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95782" calcext:value-type="float">
            <text:p>-0.195782</text:p>
          </table:table-cell>
          <table:table-cell office:value-type="float" office:value="0.36609" calcext:value-type="float">
            <text:p>0.36609</text:p>
          </table:table-cell>
          <table:table-cell office:value-type="float" office:value="0.909877" calcext:value-type="float">
            <text:p>0.909877</text:p>
          </table:table-cell>
          <table:table-cell office:value-type="float" office:value="55.470463" calcext:value-type="float">
            <text:p>55.47046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01</text:p>
          </table:table-cell>
          <table:table-cell/>
          <table:table-cell office:value-type="string" calcext:value-type="string">
            <text:p>0.668714,-0.476967,0.570670,69.076530,0.741992,0.479704,-0.468681,74.295090,-0.050199,0.736732,0.674631,136.287842,0.000000,0.000000,0.000000,1.000000</text:p>
          </table:table-cell>
          <table:table-cell/>
          <table:table-cell office:value-type="float" office:value="0.668714" calcext:value-type="float">
            <text:p>0.668714</text:p>
          </table:table-cell>
          <table:table-cell office:value-type="float" office:value="-0.476967" calcext:value-type="float">
            <text:p>-0.476967</text:p>
          </table:table-cell>
          <table:table-cell office:value-type="float" office:value="0.57067" calcext:value-type="float">
            <text:p>0.57067</text:p>
          </table:table-cell>
          <table:table-cell office:value-type="float" office:value="69.07653" calcext:value-type="float">
            <text:p>69.07653</text:p>
          </table:table-cell>
          <table:table-cell/>
          <table:table-cell table:formula="of:= (COS([.G15]) - SIN([.H15]) + SIN([.G16]) + COS([.H16])) / PI()" office:value-type="float" office:value="0.888609783856602" calcext:value-type="float">
            <text:p>0.888609783856602</text:p>
          </table:table-cell>
          <table:table-cell table:formula="of:= (COS([.F14]) + SIN([.H14]) - SIN([.F16]) + COS([.H16])) / PI()" office:value-type="float" office:value="0.686254154856305" calcext:value-type="float">
            <text:p>0.686254154856305</text:p>
          </table:table-cell>
          <table:table-cell table:formula="of:= (COS([.F14]) - SIN([.G14]) + SIN([.F15]) + COS([.G15])) / PI()" office:value-type="float" office:value="0.893367119113098" calcext:value-type="float">
            <text:p>0.893367119113098</text:p>
          </table:table-cell>
          <table:table-cell/>
          <table:table-cell table:formula="of:= [.I14]" office:value-type="float" office:value="69.07653" calcext:value-type="float">
            <text:p>69.07653</text:p>
          </table:table-cell>
          <table:table-cell table:formula="of:= [.I15]" office:value-type="float" office:value="74.29509" calcext:value-type="float">
            <text:p>74.29509</text:p>
          </table:table-cell>
          <table:table-cell table:formula="of:= [.I16]" office:value-type="float" office:value="136.287842" calcext:value-type="float">
            <text:p>136.287842</text:p>
          </table:table-cell>
          <table:table-cell/>
          <table:table-cell table:formula="of:= [.F14]" office:value-type="float" office:value="0.668714" calcext:value-type="float">
            <text:p>0.668714</text:p>
          </table:table-cell>
          <table:table-cell table:formula="of:= [.G15]" office:value-type="float" office:value="0.479704" calcext:value-type="float">
            <text:p>0.479704</text:p>
          </table:table-cell>
          <table:table-cell table:formula="of:= [.H16]" office:value-type="float" office:value="0.674631" calcext:value-type="float">
            <text:p>0.674631</text:p>
          </table:table-cell>
          <table:table-cell/>
          <table:table-cell office:value-type="float" office:value="12.382783" calcext:value-type="float">
            <text:p>12.382783</text:p>
          </table:table-cell>
        </table:table-row>
        <table:table-row table:style-name="ro1">
          <table:table-cell table:number-columns-repeated="5"/>
          <table:table-cell office:value-type="float" office:value="0.741992" calcext:value-type="float">
            <text:p>0.741992</text:p>
          </table:table-cell>
          <table:table-cell office:value-type="float" office:value="0.479704" calcext:value-type="float">
            <text:p>0.479704</text:p>
          </table:table-cell>
          <table:table-cell office:value-type="float" office:value="-0.468681" calcext:value-type="float">
            <text:p>-0.468681</text:p>
          </table:table-cell>
          <table:table-cell office:value-type="float" office:value="74.29509" calcext:value-type="float">
            <text:p>74.2950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50199" calcext:value-type="float">
            <text:p>-0.050199</text:p>
          </table:table-cell>
          <table:table-cell office:value-type="float" office:value="0.736732" calcext:value-type="float">
            <text:p>0.736732</text:p>
          </table:table-cell>
          <table:table-cell office:value-type="float" office:value="0.674631" calcext:value-type="float">
            <text:p>0.674631</text:p>
          </table:table-cell>
          <table:table-cell office:value-type="float" office:value="136.287842" calcext:value-type="float">
            <text:p>136.28784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301</text:p>
          </table:table-cell>
          <table:table-cell/>
          <table:table-cell office:value-type="string" calcext:value-type="string">
            <text:p>0.363887,-0.495192,0.789320,95.081749,0.863918,-0.137917,-0.484914,36.048256,0.348831,0.858146,0.377551,230.476013,0.000000,0.000000,0.000000,1.000000</text:p>
          </table:table-cell>
          <table:table-cell/>
          <table:table-cell office:value-type="float" office:value="0.363887" calcext:value-type="float">
            <text:p>0.363887</text:p>
          </table:table-cell>
          <table:table-cell office:value-type="float" office:value="-0.495192" calcext:value-type="float">
            <text:p>-0.495192</text:p>
          </table:table-cell>
          <table:table-cell office:value-type="float" office:value="0.78932" calcext:value-type="float">
            <text:p>0.78932</text:p>
          </table:table-cell>
          <table:table-cell office:value-type="float" office:value="95.081749" calcext:value-type="float">
            <text:p>95.081749</text:p>
          </table:table-cell>
          <table:table-cell/>
          <table:table-cell table:formula="of:= (COS([.G20]) - SIN([.H20]) + SIN([.G21]) + COS([.H21])) / PI()" office:value-type="float" office:value="1.00039661865463" calcext:value-type="float">
            <text:p>1.00039661865463</text:p>
          </table:table-cell>
          <table:table-cell table:formula="of:= (COS([.F19]) + SIN([.H19]) - SIN([.F21]) + COS([.H21])) / PI()" office:value-type="float" office:value="0.710520425119997" calcext:value-type="float">
            <text:p>0.710520425119997</text:p>
          </table:table-cell>
          <table:table-cell table:formula="of:= (COS([.F19]) - SIN([.G19]) + SIN([.F20]) + COS([.G20])) / PI()" office:value-type="float" office:value="1.00605613706789" calcext:value-type="float">
            <text:p>1.00605613706789</text:p>
          </table:table-cell>
          <table:table-cell/>
          <table:table-cell table:formula="of:= [.I19]" office:value-type="float" office:value="95.081749" calcext:value-type="float">
            <text:p>95.081749</text:p>
          </table:table-cell>
          <table:table-cell table:formula="of:= [.I20]" office:value-type="float" office:value="36.048256" calcext:value-type="float">
            <text:p>36.048256</text:p>
          </table:table-cell>
          <table:table-cell table:formula="of:= [.I21]" office:value-type="float" office:value="230.476013" calcext:value-type="float">
            <text:p>230.476013</text:p>
          </table:table-cell>
          <table:table-cell/>
          <table:table-cell table:formula="of:= [.F19]" office:value-type="float" office:value="0.363887" calcext:value-type="float">
            <text:p>0.363887</text:p>
          </table:table-cell>
          <table:table-cell table:formula="of:= [.G20]" office:value-type="float" office:value="-0.137917" calcext:value-type="float">
            <text:p>-0.137917</text:p>
          </table:table-cell>
          <table:table-cell table:formula="of:= [.H21]" office:value-type="float" office:value="0.377551" calcext:value-type="float">
            <text:p>0.377551</text:p>
          </table:table-cell>
          <table:table-cell/>
          <table:table-cell office:value-type="float" office:value="2.46872" calcext:value-type="float">
            <text:p>2.46872</text:p>
          </table:table-cell>
        </table:table-row>
        <table:table-row table:style-name="ro1">
          <table:table-cell table:number-columns-repeated="5"/>
          <table:table-cell office:value-type="float" office:value="0.863918" calcext:value-type="float">
            <text:p>0.863918</text:p>
          </table:table-cell>
          <table:table-cell office:value-type="float" office:value="-0.137917" calcext:value-type="float">
            <text:p>-0.137917</text:p>
          </table:table-cell>
          <table:table-cell office:value-type="float" office:value="-0.484914" calcext:value-type="float">
            <text:p>-0.484914</text:p>
          </table:table-cell>
          <table:table-cell office:value-type="float" office:value="36.048256" calcext:value-type="float">
            <text:p>36.04825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348831" calcext:value-type="float">
            <text:p>0.348831</text:p>
          </table:table-cell>
          <table:table-cell office:value-type="float" office:value="0.858146" calcext:value-type="float">
            <text:p>0.858146</text:p>
          </table:table-cell>
          <table:table-cell office:value-type="float" office:value="0.377551" calcext:value-type="float">
            <text:p>0.377551</text:p>
          </table:table-cell>
          <table:table-cell office:value-type="float" office:value="230.476013" calcext:value-type="float">
            <text:p>230.47601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401</text:p>
          </table:table-cell>
          <table:table-cell/>
          <table:table-cell office:value-type="string" calcext:value-type="string">
            <text:p>0.135809,-0.324660,0.936401,141.384583,0.662922,-0.672879,-0.329416,-69.308960,0.736722,0.665340,0.123795,302.602325,0.000000,0.000000,0.000000,1.000000</text:p>
          </table:table-cell>
          <table:table-cell/>
          <table:table-cell office:value-type="float" office:value="0.135809" calcext:value-type="float">
            <text:p>0.135809</text:p>
          </table:table-cell>
          <table:table-cell office:value-type="float" office:value="-0.32466" calcext:value-type="float">
            <text:p>-0.32466</text:p>
          </table:table-cell>
          <table:table-cell office:value-type="float" office:value="0.936401" calcext:value-type="float">
            <text:p>0.936401</text:p>
          </table:table-cell>
          <table:table-cell office:value-type="float" office:value="141.384583" calcext:value-type="float">
            <text:p>141.384583</text:p>
          </table:table-cell>
          <table:table-cell/>
          <table:table-cell table:formula="of:= (COS([.G25]) - SIN([.H25]) + SIN([.G26]) + COS([.H26])) / PI()" office:value-type="float" office:value="0.864273384166276" calcext:value-type="float">
            <text:p>0.864273384166276</text:p>
          </table:table-cell>
          <table:table-cell table:formula="of:= (COS([.F24]) + SIN([.H24]) - SIN([.F26]) + COS([.H26])) / PI()" office:value-type="float" office:value="0.673768426142019" calcext:value-type="float">
            <text:p>0.673768426142019</text:p>
          </table:table-cell>
          <table:table-cell table:formula="of:= (COS([.F24]) - SIN([.G24]) + SIN([.F25]) + COS([.G25])) / PI()" office:value-type="float" office:value="0.861738671407893" calcext:value-type="float">
            <text:p>0.861738671407893</text:p>
          </table:table-cell>
          <table:table-cell/>
          <table:table-cell table:formula="of:= [.I24]" office:value-type="float" office:value="141.384583" calcext:value-type="float">
            <text:p>141.384583</text:p>
          </table:table-cell>
          <table:table-cell table:formula="of:= [.I25]" office:value-type="float" office:value="-69.30896" calcext:value-type="float">
            <text:p>-69.30896</text:p>
          </table:table-cell>
          <table:table-cell table:formula="of:= [.I26]" office:value-type="float" office:value="302.602325" calcext:value-type="float">
            <text:p>302.602325</text:p>
          </table:table-cell>
          <table:table-cell/>
          <table:table-cell table:formula="of:= [.F24]" office:value-type="float" office:value="0.135809" calcext:value-type="float">
            <text:p>0.135809</text:p>
          </table:table-cell>
          <table:table-cell table:formula="of:= [.G25]" office:value-type="float" office:value="-0.672879" calcext:value-type="float">
            <text:p>-0.672879</text:p>
          </table:table-cell>
          <table:table-cell table:formula="of:= [.H26]" office:value-type="float" office:value="0.123795" calcext:value-type="float">
            <text:p>0.123795</text:p>
          </table:table-cell>
          <table:table-cell/>
          <table:table-cell office:value-type="float" office:value="2.467904" calcext:value-type="float">
            <text:p>2.467904</text:p>
          </table:table-cell>
        </table:table-row>
        <table:table-row table:style-name="ro1">
          <table:table-cell table:number-columns-repeated="5"/>
          <table:table-cell office:value-type="float" office:value="0.662922" calcext:value-type="float">
            <text:p>0.662922</text:p>
          </table:table-cell>
          <table:table-cell office:value-type="float" office:value="-0.672879" calcext:value-type="float">
            <text:p>-0.672879</text:p>
          </table:table-cell>
          <table:table-cell office:value-type="float" office:value="-0.329416" calcext:value-type="float">
            <text:p>-0.329416</text:p>
          </table:table-cell>
          <table:table-cell office:value-type="float" office:value="-69.30896" calcext:value-type="float">
            <text:p>-69.3089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736722" calcext:value-type="float">
            <text:p>0.736722</text:p>
          </table:table-cell>
          <table:table-cell office:value-type="float" office:value="0.66534" calcext:value-type="float">
            <text:p>0.66534</text:p>
          </table:table-cell>
          <table:table-cell office:value-type="float" office:value="0.123795" calcext:value-type="float">
            <text:p>0.123795</text:p>
          </table:table-cell>
          <table:table-cell office:value-type="float" office:value="302.602325" calcext:value-type="float">
            <text:p>302.60232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501</text:p>
          </table:table-cell>
          <table:table-cell/>
          <table:table-cell office:value-type="string" calcext:value-type="string">
            <text:p>0.005362,-0.057141,0.998848,227.135605,0.150300,-0.987491,-0.057311,-225.870193,0.989080,0.150387,0.003290,279.824646,0.000000,0.000000,0.000000,1.000000</text:p>
          </table:table-cell>
          <table:table-cell/>
          <table:table-cell office:value-type="float" office:value="0.005362" calcext:value-type="float">
            <text:p>0.005362</text:p>
          </table:table-cell>
          <table:table-cell office:value-type="float" office:value="-0.057141" calcext:value-type="float">
            <text:p>-0.057141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227.135605" calcext:value-type="float">
            <text:p>227.135605</text:p>
          </table:table-cell>
          <table:table-cell/>
          <table:table-cell table:formula="of:= (COS([.G30]) - SIN([.H30]) + SIN([.G31]) + COS([.H31])) / PI()" office:value-type="float" office:value="0.559550810585274" calcext:value-type="float">
            <text:p>0.559550810585274</text:p>
          </table:table-cell>
          <table:table-cell table:formula="of:= (COS([.F29]) + SIN([.H29]) - SIN([.F31]) + COS([.H31])) / PI()" office:value-type="float" office:value="0.63830916408326" calcext:value-type="float">
            <text:p>0.63830916408326</text:p>
          </table:table-cell>
          <table:table-cell table:formula="of:= (COS([.F29]) - SIN([.G29]) + SIN([.F30]) + COS([.G30])) / PI()" office:value-type="float" office:value="0.559466552757831" calcext:value-type="float">
            <text:p>0.559466552757831</text:p>
          </table:table-cell>
          <table:table-cell/>
          <table:table-cell table:formula="of:= [.I29]" office:value-type="float" office:value="227.135605" calcext:value-type="float">
            <text:p>227.135605</text:p>
          </table:table-cell>
          <table:table-cell table:formula="of:= [.I30]" office:value-type="float" office:value="-225.870193" calcext:value-type="float">
            <text:p>-225.870193</text:p>
          </table:table-cell>
          <table:table-cell table:formula="of:= [.I31]" office:value-type="float" office:value="279.824646" calcext:value-type="float">
            <text:p>279.824646</text:p>
          </table:table-cell>
          <table:table-cell/>
          <table:table-cell table:formula="of:= [.F29]" office:value-type="float" office:value="0.005362" calcext:value-type="float">
            <text:p>0.005362</text:p>
          </table:table-cell>
          <table:table-cell table:formula="of:= [.G30]" office:value-type="float" office:value="-0.987491" calcext:value-type="float">
            <text:p>-0.987491</text:p>
          </table:table-cell>
          <table:table-cell table:formula="of:= [.H31]" office:value-type="float" office:value="0.00329" calcext:value-type="float">
            <text:p>0.00329</text:p>
          </table:table-cell>
          <table:table-cell/>
          <table:table-cell office:value-type="float" office:value="3.851729" calcext:value-type="float">
            <text:p>3.851729</text:p>
          </table:table-cell>
        </table:table-row>
        <table:table-row table:style-name="ro1">
          <table:table-cell table:number-columns-repeated="5"/>
          <table:table-cell office:value-type="float" office:value="0.1503" calcext:value-type="float">
            <text:p>0.1503</text:p>
          </table:table-cell>
          <table:table-cell office:value-type="float" office:value="-0.987491" calcext:value-type="float">
            <text:p>-0.987491</text:p>
          </table:table-cell>
          <table:table-cell office:value-type="float" office:value="-0.057311" calcext:value-type="float">
            <text:p>-0.057311</text:p>
          </table:table-cell>
          <table:table-cell office:value-type="float" office:value="-225.870193" calcext:value-type="float">
            <text:p>-225.87019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98908" calcext:value-type="float">
            <text:p>0.98908</text:p>
          </table:table-cell>
          <table:table-cell office:value-type="float" office:value="0.150387" calcext:value-type="float">
            <text:p>0.15038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279.824646" calcext:value-type="float">
            <text:p>279.82464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601</text:p>
          </table:table-cell>
          <table:table-cell/>
          <table:table-cell office:value-type="string" calcext:value-type="string">
            <text:p>0.052322,0.236673,0.970824,365.916321,-0.439977,-0.867336,0.235173,-319.554962,0.897091,-0.439162,0.058712,148.562927,0.000000,0.000000,0.000000,1.000000</text:p>
          </table:table-cell>
          <table:table-cell/>
          <table:table-cell office:value-type="float" office:value="0.052322" calcext:value-type="float">
            <text:p>0.052322</text:p>
          </table:table-cell>
          <table:table-cell office:value-type="float" office:value="0.236673" calcext:value-type="float">
            <text:p>0.236673</text:p>
          </table:table-cell>
          <table:table-cell office:value-type="float" office:value="0.970824" calcext:value-type="float">
            <text:p>0.970824</text:p>
          </table:table-cell>
          <table:table-cell office:value-type="float" office:value="365.916321" calcext:value-type="float">
            <text:p>365.916321</text:p>
          </table:table-cell>
          <table:table-cell/>
          <table:table-cell table:formula="of:= (COS([.G35]) - SIN([.H35]) + SIN([.G36]) + COS([.H36])) / PI()" office:value-type="float" office:value="0.314154355028289" calcext:value-type="float">
            <text:p>0.314154355028289</text:p>
          </table:table-cell>
          <table:table-cell table:formula="of:= (COS([.F34]) + SIN([.H34]) - SIN([.F36]) + COS([.H36])) / PI()" office:value-type="float" office:value="0.649589107386" calcext:value-type="float">
            <text:p>0.649589107386</text:p>
          </table:table-cell>
          <table:table-cell table:formula="of:= (COS([.F34]) - SIN([.G34]) + SIN([.F35]) + COS([.G35])) / PI()" office:value-type="float" office:value="0.313568219356007" calcext:value-type="float">
            <text:p>0.313568219356007</text:p>
          </table:table-cell>
          <table:table-cell/>
          <table:table-cell table:formula="of:= [.I34]" office:value-type="float" office:value="365.916321" calcext:value-type="float">
            <text:p>365.916321</text:p>
          </table:table-cell>
          <table:table-cell table:formula="of:= [.I35]" office:value-type="float" office:value="-319.554962" calcext:value-type="float">
            <text:p>-319.554962</text:p>
          </table:table-cell>
          <table:table-cell table:formula="of:= [.I36]" office:value-type="float" office:value="148.562927" calcext:value-type="float">
            <text:p>148.562927</text:p>
          </table:table-cell>
          <table:table-cell/>
          <table:table-cell table:formula="of:= [.F34]" office:value-type="float" office:value="0.052322" calcext:value-type="float">
            <text:p>0.052322</text:p>
          </table:table-cell>
          <table:table-cell table:formula="of:= [.G35]" office:value-type="float" office:value="-0.867336" calcext:value-type="float">
            <text:p>-0.867336</text:p>
          </table:table-cell>
          <table:table-cell table:formula="of:= [.H36]" office:value-type="float" office:value="0.058712" calcext:value-type="float">
            <text:p>0.058712</text:p>
          </table:table-cell>
          <table:table-cell/>
          <table:table-cell office:value-type="float" office:value="1.562001" calcext:value-type="float">
            <text:p>1.562001</text:p>
          </table:table-cell>
        </table:table-row>
        <table:table-row table:style-name="ro1">
          <table:table-cell table:number-columns-repeated="5"/>
          <table:table-cell office:value-type="float" office:value="-0.439977" calcext:value-type="float">
            <text:p>-0.439977</text:p>
          </table:table-cell>
          <table:table-cell office:value-type="float" office:value="-0.867336" calcext:value-type="float">
            <text:p>-0.867336</text:p>
          </table:table-cell>
          <table:table-cell office:value-type="float" office:value="0.235173" calcext:value-type="float">
            <text:p>0.235173</text:p>
          </table:table-cell>
          <table:table-cell office:value-type="float" office:value="-319.554962" calcext:value-type="float">
            <text:p>-319.55496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897091" calcext:value-type="float">
            <text:p>0.897091</text:p>
          </table:table-cell>
          <table:table-cell office:value-type="float" office:value="-0.439162" calcext:value-type="float">
            <text:p>-0.439162</text:p>
          </table:table-cell>
          <table:table-cell office:value-type="float" office:value="0.058712" calcext:value-type="float">
            <text:p>0.058712</text:p>
          </table:table-cell>
          <table:table-cell office:value-type="float" office:value="148.562927" calcext:value-type="float">
            <text:p>148.56292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701</text:p>
          </table:table-cell>
          <table:table-cell/>
          <table:table-cell office:value-type="string" calcext:value-type="string">
            <text:p>0.284526,0.435622,0.854790,528.089844,-0.834931,-0.326856,0.444432,-247.582123,0.472658,-0.839562,0.270491,-16.508154,0.000000,0.000000,0.000000,1.000000</text:p>
          </table:table-cell>
          <table:table-cell/>
          <table:table-cell office:value-type="float" office:value="0.284526" calcext:value-type="float">
            <text:p>0.284526</text:p>
          </table:table-cell>
          <table:table-cell office:value-type="float" office:value="0.435622" calcext:value-type="float">
            <text:p>0.435622</text:p>
          </table:table-cell>
          <table:table-cell office:value-type="float" office:value="0.85479" calcext:value-type="float">
            <text:p>0.85479</text:p>
          </table:table-cell>
          <table:table-cell office:value-type="float" office:value="528.089844" calcext:value-type="float">
            <text:p>528.089844</text:p>
          </table:table-cell>
          <table:table-cell/>
          <table:table-cell table:formula="of:= (COS([.G40]) - SIN([.H40]) + SIN([.G41]) + COS([.H41])) / PI()" office:value-type="float" office:value="0.234403541719263" calcext:value-type="float">
            <text:p>0.234403541719263</text:p>
          </table:table-cell>
          <table:table-cell table:formula="of:= (COS([.F39]) + SIN([.H39]) - SIN([.F41]) + COS([.H41])) / PI()" office:value-type="float" office:value="0.707479770912935" calcext:value-type="float">
            <text:p>0.707479770912935</text:p>
          </table:table-cell>
          <table:table-cell table:formula="of:= (COS([.F39]) - SIN([.G39]) + SIN([.F40]) + COS([.G40])) / PI()" office:value-type="float" office:value="0.236703723632959" calcext:value-type="float">
            <text:p>0.236703723632959</text:p>
          </table:table-cell>
          <table:table-cell/>
          <table:table-cell table:formula="of:= [.I39]" office:value-type="float" office:value="528.089844" calcext:value-type="float">
            <text:p>528.089844</text:p>
          </table:table-cell>
          <table:table-cell table:formula="of:= [.I40]" office:value-type="float" office:value="-247.582123" calcext:value-type="float">
            <text:p>-247.582123</text:p>
          </table:table-cell>
          <table:table-cell table:formula="of:= [.I41]" office:value-type="float" office:value="-16.508154" calcext:value-type="float">
            <text:p>-16.508154</text:p>
          </table:table-cell>
          <table:table-cell/>
          <table:table-cell table:formula="of:= [.F39]" office:value-type="float" office:value="0.284526" calcext:value-type="float">
            <text:p>0.284526</text:p>
          </table:table-cell>
          <table:table-cell table:formula="of:= [.G40]" office:value-type="float" office:value="-0.326856" calcext:value-type="float">
            <text:p>-0.326856</text:p>
          </table:table-cell>
          <table:table-cell table:formula="of:= [.H41]" office:value-type="float" office:value="0.270491" calcext:value-type="float">
            <text:p>0.270491</text:p>
          </table:table-cell>
          <table:table-cell/>
          <table:table-cell office:value-type="float" office:value="2.689247" calcext:value-type="float">
            <text:p>2.689247</text:p>
          </table:table-cell>
        </table:table-row>
        <table:table-row table:style-name="ro1">
          <table:table-cell table:number-columns-repeated="5"/>
          <table:table-cell office:value-type="float" office:value="-0.834931" calcext:value-type="float">
            <text:p>-0.834931</text:p>
          </table:table-cell>
          <table:table-cell office:value-type="float" office:value="-0.326856" calcext:value-type="float">
            <text:p>-0.326856</text:p>
          </table:table-cell>
          <table:table-cell office:value-type="float" office:value="0.444432" calcext:value-type="float">
            <text:p>0.444432</text:p>
          </table:table-cell>
          <table:table-cell office:value-type="float" office:value="-247.582123" calcext:value-type="float">
            <text:p>-247.58212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472658" calcext:value-type="float">
            <text:p>0.472658</text:p>
          </table:table-cell>
          <table:table-cell office:value-type="float" office:value="-0.839562" calcext:value-type="float">
            <text:p>-0.839562</text:p>
          </table:table-cell>
          <table:table-cell office:value-type="float" office:value="0.270491" calcext:value-type="float">
            <text:p>0.270491</text:p>
          </table:table-cell>
          <table:table-cell office:value-type="float" office:value="-16.508154" calcext:value-type="float">
            <text:p>-16.50815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801</text:p>
          </table:table-cell>
          <table:table-cell/>
          <table:table-cell office:value-type="string" calcext:value-type="string">
            <text:p>0.566942,0.492809,0.661313,670.260315,-0.822689,0.280196,0.496334,-31.853258,0.059243,-0.824919,0.563662,-75.277428,0.000000,0.000000,0.000000,1.000000</text:p>
          </table:table-cell>
          <table:table-cell/>
          <table:table-cell office:value-type="float" office:value="0.566942" calcext:value-type="float">
            <text:p>0.566942</text:p>
          </table:table-cell>
          <table:table-cell office:value-type="float" office:value="0.492809" calcext:value-type="float">
            <text:p>0.492809</text:p>
          </table:table-cell>
          <table:table-cell office:value-type="float" office:value="0.661313" calcext:value-type="float">
            <text:p>0.661313</text:p>
          </table:table-cell>
          <table:table-cell office:value-type="float" office:value="670.260315" calcext:value-type="float">
            <text:p>670.260315</text:p>
          </table:table-cell>
          <table:table-cell/>
          <table:table-cell table:formula="of:= (COS([.G45]) - SIN([.H45]) + SIN([.G46]) + COS([.H46])) / PI()" office:value-type="float" office:value="0.189587775102978" calcext:value-type="float">
            <text:p>0.189587775102978</text:p>
          </table:table-cell>
          <table:table-cell table:formula="of:= (COS([.F44]) + SIN([.H44]) - SIN([.F46]) + COS([.H46])) / PI()" office:value-type="float" office:value="0.714222669941462" calcext:value-type="float">
            <text:p>0.714222669941462</text:p>
          </table:table-cell>
          <table:table-cell table:formula="of:= (COS([.F44]) - SIN([.G44]) + SIN([.F45]) + COS([.G45])) / PI()" office:value-type="float" office:value="0.190498378657888" calcext:value-type="float">
            <text:p>0.190498378657888</text:p>
          </table:table-cell>
          <table:table-cell/>
          <table:table-cell table:formula="of:= [.I44]" office:value-type="float" office:value="670.260315" calcext:value-type="float">
            <text:p>670.260315</text:p>
          </table:table-cell>
          <table:table-cell table:formula="of:= [.I45]" office:value-type="float" office:value="-31.853258" calcext:value-type="float">
            <text:p>-31.853258</text:p>
          </table:table-cell>
          <table:table-cell table:formula="of:= [.I46]" office:value-type="float" office:value="-75.277428" calcext:value-type="float">
            <text:p>-75.277428</text:p>
          </table:table-cell>
          <table:table-cell/>
          <table:table-cell table:formula="of:= [.F44]" office:value-type="float" office:value="0.566942" calcext:value-type="float">
            <text:p>0.566942</text:p>
          </table:table-cell>
          <table:table-cell table:formula="of:= [.G45]" office:value-type="float" office:value="0.280196" calcext:value-type="float">
            <text:p>0.280196</text:p>
          </table:table-cell>
          <table:table-cell table:formula="of:= [.H46]" office:value-type="float" office:value="0.563662" calcext:value-type="float">
            <text:p>0.563662</text:p>
          </table:table-cell>
          <table:table-cell/>
          <table:table-cell office:value-type="float" office:value="17.563509" calcext:value-type="float">
            <text:p>17.563509</text:p>
          </table:table-cell>
        </table:table-row>
        <table:table-row table:style-name="ro1">
          <table:table-cell table:number-columns-repeated="5"/>
          <table:table-cell office:value-type="float" office:value="-0.822689" calcext:value-type="float">
            <text:p>-0.822689</text:p>
          </table:table-cell>
          <table:table-cell office:value-type="float" office:value="0.280196" calcext:value-type="float">
            <text:p>0.280196</text:p>
          </table:table-cell>
          <table:table-cell office:value-type="float" office:value="0.496334" calcext:value-type="float">
            <text:p>0.496334</text:p>
          </table:table-cell>
          <table:table-cell office:value-type="float" office:value="-31.853258" calcext:value-type="float">
            <text:p>-31.85325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59243" calcext:value-type="float">
            <text:p>0.059243</text:p>
          </table:table-cell>
          <table:table-cell office:value-type="float" office:value="-0.824919" calcext:value-type="float">
            <text:p>-0.824919</text:p>
          </table:table-cell>
          <table:table-cell office:value-type="float" office:value="0.563662" calcext:value-type="float">
            <text:p>0.563662</text:p>
          </table:table-cell>
          <table:table-cell office:value-type="float" office:value="-75.277428" calcext:value-type="float">
            <text:p>-75.27742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901</text:p>
          </table:table-cell>
          <table:table-cell/>
          <table:table-cell office:value-type="string" calcext:value-type="string">
            <text:p>0.833470,0.375169,0.408014,712.157349,-0.526792,0.765306,0.372571,262.058594,-0.172308,-0.525081,0.834547,53.813850,0.000000,0.000000,0.000000,1.000000</text:p>
          </table:table-cell>
          <table:table-cell/>
          <table:table-cell office:value-type="float" office:value="0.83347" calcext:value-type="float">
            <text:p>0.83347</text:p>
          </table:table-cell>
          <table:table-cell office:value-type="float" office:value="0.375169" calcext:value-type="float">
            <text:p>0.375169</text:p>
          </table:table-cell>
          <table:table-cell office:value-type="float" office:value="0.408014" calcext:value-type="float">
            <text:p>0.408014</text:p>
          </table:table-cell>
          <table:table-cell office:value-type="float" office:value="712.157349" calcext:value-type="float">
            <text:p>712.157349</text:p>
          </table:table-cell>
          <table:table-cell/>
          <table:table-cell table:formula="of:= (COS([.G50]) - SIN([.H50]) + SIN([.G51]) + COS([.H51])) / PI()" office:value-type="float" office:value="0.167873287388665" calcext:value-type="float">
            <text:p>0.167873287388665</text:p>
          </table:table-cell>
          <table:table-cell table:formula="of:= (COS([.F49]) + SIN([.H49]) - SIN([.F51]) + COS([.H51])) / PI()" office:value-type="float" office:value="0.608630232959461" calcext:value-type="float">
            <text:p>0.608630232959461</text:p>
          </table:table-cell>
          <table:table-cell table:formula="of:= (COS([.F49]) - SIN([.G49]) + SIN([.F50]) + COS([.G50])) / PI()" office:value-type="float" office:value="0.166886323667527" calcext:value-type="float">
            <text:p>0.166886323667527</text:p>
          </table:table-cell>
          <table:table-cell/>
          <table:table-cell table:formula="of:= [.I49]" office:value-type="float" office:value="712.157349" calcext:value-type="float">
            <text:p>712.157349</text:p>
          </table:table-cell>
          <table:table-cell table:formula="of:= [.I50]" office:value-type="float" office:value="262.058594" calcext:value-type="float">
            <text:p>262.058594</text:p>
          </table:table-cell>
          <table:table-cell table:formula="of:= [.I51]" office:value-type="float" office:value="53.81385" calcext:value-type="float">
            <text:p>53.81385</text:p>
          </table:table-cell>
          <table:table-cell/>
          <table:table-cell table:formula="of:= [.F49]" office:value-type="float" office:value="0.83347" calcext:value-type="float">
            <text:p>0.83347</text:p>
          </table:table-cell>
          <table:table-cell table:formula="of:= [.G50]" office:value-type="float" office:value="0.765306" calcext:value-type="float">
            <text:p>0.765306</text:p>
          </table:table-cell>
          <table:table-cell table:formula="of:= [.H51]" office:value-type="float" office:value="0.834547" calcext:value-type="float">
            <text:p>0.834547</text:p>
          </table:table-cell>
          <table:table-cell/>
          <table:table-cell office:value-type="float" office:value="24.906753" calcext:value-type="float">
            <text:p>24.906753</text:p>
          </table:table-cell>
        </table:table-row>
        <table:table-row table:style-name="ro1">
          <table:table-cell table:number-columns-repeated="5"/>
          <table:table-cell office:value-type="float" office:value="-0.526792" calcext:value-type="float">
            <text:p>-0.526792</text:p>
          </table:table-cell>
          <table:table-cell office:value-type="float" office:value="0.765306" calcext:value-type="float">
            <text:p>0.765306</text:p>
          </table:table-cell>
          <table:table-cell office:value-type="float" office:value="0.372571" calcext:value-type="float">
            <text:p>0.372571</text:p>
          </table:table-cell>
          <table:table-cell office:value-type="float" office:value="262.058594" calcext:value-type="float">
            <text:p>262.05859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72308" calcext:value-type="float">
            <text:p>-0.172308</text:p>
          </table:table-cell>
          <table:table-cell office:value-type="float" office:value="-0.525081" calcext:value-type="float">
            <text:p>-0.525081</text:p>
          </table:table-cell>
          <table:table-cell office:value-type="float" office:value="0.834547" calcext:value-type="float">
            <text:p>0.834547</text:p>
          </table:table-cell>
          <table:table-cell office:value-type="float" office:value="53.81385" calcext:value-type="float">
            <text:p>53.8138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01</text:p>
          </table:table-cell>
          <table:table-cell/>
          <table:table-cell office:value-type="string" calcext:value-type="string">
            <text:p>0.994011,0.010120,0.117655,609.370178,-0.023929,0.994040,0.116817,437.562897,-0.115638,-0.118859,0.987270,363.022095,0.000000,0.000000,0.000000,1.000000</text:p>
          </table:table-cell>
          <table:table-cell/>
          <table:table-cell office:value-type="float" office:value="0.994011" calcext:value-type="float">
            <text:p>0.994011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117655" calcext:value-type="float">
            <text:p>0.117655</text:p>
          </table:table-cell>
          <table:table-cell office:value-type="float" office:value="609.370178" calcext:value-type="float">
            <text:p>609.370178</text:p>
          </table:table-cell>
          <table:table-cell/>
          <table:table-cell table:formula="of:= (COS([.G55]) - SIN([.H55]) + SIN([.G56]) + COS([.H56])) / PI()" office:value-type="float" office:value="0.274111660794716" calcext:value-type="float">
            <text:p>0.274111660794716</text:p>
          </table:table-cell>
          <table:table-cell table:formula="of:= (COS([.F54]) + SIN([.H54]) - SIN([.F56]) + COS([.H56])) / PI()" office:value-type="float" office:value="0.423055010986481" calcext:value-type="float">
            <text:p>0.423055010986481</text:p>
          </table:table-cell>
          <table:table-cell table:formula="of:= (COS([.F54]) - SIN([.G54]) + SIN([.F55]) + COS([.G55])) / PI()" office:value-type="float" office:value="0.336324143690559" calcext:value-type="float">
            <text:p>0.336324143690559</text:p>
          </table:table-cell>
          <table:table-cell/>
          <table:table-cell table:formula="of:= [.I54]" office:value-type="float" office:value="609.370178" calcext:value-type="float">
            <text:p>609.370178</text:p>
          </table:table-cell>
          <table:table-cell table:formula="of:= [.I55]" office:value-type="float" office:value="437.562897" calcext:value-type="float">
            <text:p>437.562897</text:p>
          </table:table-cell>
          <table:table-cell table:formula="of:= [.I56]" office:value-type="float" office:value="363.022095" calcext:value-type="float">
            <text:p>363.022095</text:p>
          </table:table-cell>
          <table:table-cell/>
          <table:table-cell table:formula="of:= [.F54]" office:value-type="float" office:value="0.994011" calcext:value-type="float">
            <text:p>0.994011</text:p>
          </table:table-cell>
          <table:table-cell table:formula="of:= [.G55]" office:value-type="float" office:value="0.99404" calcext:value-type="float">
            <text:p>0.99404</text:p>
          </table:table-cell>
          <table:table-cell table:formula="of:= [.H56]" office:value-type="float" office:value="0.98727" calcext:value-type="float">
            <text:p>0.98727</text:p>
          </table:table-cell>
          <table:table-cell/>
          <table:table-cell office:value-type="float" office:value="74.297519" calcext:value-type="float">
            <text:p>74.297519</text:p>
          </table:table-cell>
        </table:table-row>
        <table:table-row table:style-name="ro1">
          <table:table-cell table:number-columns-repeated="5"/>
          <table:table-cell office:value-type="float" office:value="-0.023929" calcext:value-type="float">
            <text:p>-0.023929</text:p>
          </table:table-cell>
          <table:table-cell office:value-type="float" office:value="0.99404" calcext:value-type="float">
            <text:p>0.99404</text:p>
          </table:table-cell>
          <table:table-cell office:value-type="float" office:value="0.116817" calcext:value-type="float">
            <text:p>0.116817</text:p>
          </table:table-cell>
          <table:table-cell office:value-type="float" office:value="437.562897" calcext:value-type="float">
            <text:p>437.56289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15638" calcext:value-type="float">
            <text:p>-0.115638</text:p>
          </table:table-cell>
          <table:table-cell office:value-type="float" office:value="-0.118859" calcext:value-type="float">
            <text:p>-0.118859</text:p>
          </table:table-cell>
          <table:table-cell office:value-type="float" office:value="0.98727" calcext:value-type="float">
            <text:p>0.98727</text:p>
          </table:table-cell>
          <table:table-cell office:value-type="float" office:value="363.022095" calcext:value-type="float">
            <text:p>363.02209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6:38:25.169681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6T16:39:09.381454482</dc:date>
    <meta:editing-duration>PT35M31S</meta:editing-duration>
    <meta:editing-cycles>6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X Over Time (radians in terms of pi)</text:p>
        </chart:title>
        <chart:plot-area chart:style-name="ch3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046cm" svg:y="1.475cm" svg:width="14.623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45894106248759">
                <text:p>0.345894106248759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0.598405107606414">
                <text:p>0.598405107606414</text:p>
              </table:table-cell>
              <table:table-cell office:value-type="float" office:value="0.888609783856602">
                <text:p>0.888609783856602</text:p>
              </table:table-cell>
              <table:table-cell office:value-type="float" office:value="1.00039661865463">
                <text:p>1.00039661865463</text:p>
              </table:table-cell>
              <table:table-cell office:value-type="float" office:value="0.864273384166276">
                <text:p>0.864273384166276</text:p>
              </table:table-cell>
              <table:table-cell office:value-type="float" office:value="0.559550810585274">
                <text:p>0.559550810585274</text:p>
              </table:table-cell>
              <table:table-cell office:value-type="float" office:value="0.314154355028289">
                <text:p>0.314154355028289</text:p>
              </table:table-cell>
              <table:table-cell office:value-type="float" office:value="0.234403541719263">
                <text:p>0.234403541719263</text:p>
              </table:table-cell>
              <table:table-cell office:value-type="float" office:value="0.189587775102978">
                <text:p>0.189587775102978</text:p>
              </table:table-cell>
              <table:table-cell office:value-type="float" office:value="0.167873287388665">
                <text:p>0.167873287388665</text:p>
              </table:table-cell>
              <table:table-cell office:value-type="float" office:value="0.274111660794716">
                <text:p>0.274111660794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7cm" svg:y="0.316cm" chart:style-name="ch2">
          <text:p>Error Over Time (mm)</text:p>
        </chart:title>
        <chart:plot-area chart:style-name="ch3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0.94cm" svg:y="1.474cm" svg:width="14.728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834617">
                <text:p>0.834617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14.117872">
                <text:p>14.117872</text:p>
              </table:table-cell>
              <table:table-cell office:value-type="float" office:value="12.382783">
                <text:p>12.382783</text:p>
              </table:table-cell>
              <table:table-cell office:value-type="float" office:value="2.46872">
                <text:p>2.46872</text:p>
              </table:table-cell>
              <table:table-cell office:value-type="float" office:value="2.467904">
                <text:p>2.467904</text:p>
              </table:table-cell>
              <table:table-cell office:value-type="float" office:value="3.851729">
                <text:p>3.851729</text:p>
              </table:table-cell>
              <table:table-cell office:value-type="float" office:value="1.562001">
                <text:p>1.562001</text:p>
              </table:table-cell>
              <table:table-cell office:value-type="float" office:value="2.689247">
                <text:p>2.689247</text:p>
              </table:table-cell>
              <table:table-cell office:value-type="float" office:value="17.563509">
                <text:p>17.563509</text:p>
              </table:table-cell>
              <table:table-cell office:value-type="float" office:value="24.906753">
                <text:p>24.906753</text:p>
              </table:table-cell>
              <table:table-cell office:value-type="float" office:value="74.297519">
                <text:p>74.2975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Y Over Time (radians in terms of pi)</text:p>
        </chart:title>
        <chart:plot-area chart:style-name="ch3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046cm" svg:y="1.474cm" svg:width="14.623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45893520092565">
                <text:p>0.345893520092565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0.544553573570452">
                <text:p>0.544553573570452</text:p>
              </table:table-cell>
              <table:table-cell office:value-type="float" office:value="0.686254154856305">
                <text:p>0.686254154856305</text:p>
              </table:table-cell>
              <table:table-cell office:value-type="float" office:value="0.710520425119997">
                <text:p>0.710520425119997</text:p>
              </table:table-cell>
              <table:table-cell office:value-type="float" office:value="0.673768426142019">
                <text:p>0.673768426142019</text:p>
              </table:table-cell>
              <table:table-cell office:value-type="float" office:value="0.63830916408326">
                <text:p>0.63830916408326</text:p>
              </table:table-cell>
              <table:table-cell office:value-type="float" office:value="0.649589107386">
                <text:p>0.649589107386</text:p>
              </table:table-cell>
              <table:table-cell office:value-type="float" office:value="0.707479770912935">
                <text:p>0.707479770912935</text:p>
              </table:table-cell>
              <table:table-cell office:value-type="float" office:value="0.714222669941462">
                <text:p>0.714222669941462</text:p>
              </table:table-cell>
              <table:table-cell office:value-type="float" office:value="0.608630232959461">
                <text:p>0.608630232959461</text:p>
              </table:table-cell>
              <table:table-cell office:value-type="float" office:value="0.423055010986481">
                <text:p>0.423055010986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3.479cm" svg:y="0.316cm" chart:style-name="ch2">
          <text:p>Rotation Z Over Time (radians in terms of pi)</text:p>
        </chart:title>
        <chart:plot-area chart:style-name="ch3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047cm" svg:y="1.475cm" svg:width="14.648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44030975412667">
                <text:p>0.344030975412667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0.579216623222969">
                <text:p>0.579216623222969</text:p>
              </table:table-cell>
              <table:table-cell office:value-type="float" office:value="0.893367119113098">
                <text:p>0.893367119113098</text:p>
              </table:table-cell>
              <table:table-cell office:value-type="float" office:value="1.00605613706789">
                <text:p>1.00605613706789</text:p>
              </table:table-cell>
              <table:table-cell office:value-type="float" office:value="0.861738671407893">
                <text:p>0.861738671407893</text:p>
              </table:table-cell>
              <table:table-cell office:value-type="float" office:value="0.559466552757831">
                <text:p>0.559466552757831</text:p>
              </table:table-cell>
              <table:table-cell office:value-type="float" office:value="0.313568219356007">
                <text:p>0.313568219356007</text:p>
              </table:table-cell>
              <table:table-cell office:value-type="float" office:value="0.236703723632959">
                <text:p>0.236703723632959</text:p>
              </table:table-cell>
              <table:table-cell office:value-type="float" office:value="0.190498378657888">
                <text:p>0.190498378657888</text:p>
              </table:table-cell>
              <table:table-cell office:value-type="float" office:value="0.166886323667527">
                <text:p>0.166886323667527</text:p>
              </table:table-cell>
              <table:table-cell office:value-type="float" office:value="0.336324143690559">
                <text:p>0.336324143690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4.894cm" svg:y="0.316cm" chart:style-name="ch2">
          <text:p>Translation X Over Time (mm)</text:p>
        </chart:title>
        <chart:plot-area chart:style-name="ch3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1.231cm" svg:y="1.474cm" svg:width="14.438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/>
          <chart:series chart:style-name="ch6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1.513382">
                <text:p>-1.513382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41.749844">
                <text:p>41.749844</text:p>
              </table:table-cell>
              <table:table-cell office:value-type="float" office:value="69.07653">
                <text:p>69.07653</text:p>
              </table:table-cell>
              <table:table-cell office:value-type="float" office:value="95.081749">
                <text:p>95.081749</text:p>
              </table:table-cell>
              <table:table-cell office:value-type="float" office:value="141.384583">
                <text:p>141.384583</text:p>
              </table:table-cell>
              <table:table-cell office:value-type="float" office:value="227.135605">
                <text:p>227.135605</text:p>
              </table:table-cell>
              <table:table-cell office:value-type="float" office:value="365.916321">
                <text:p>365.916321</text:p>
              </table:table-cell>
              <table:table-cell office:value-type="float" office:value="528.089844">
                <text:p>528.089844</text:p>
              </table:table-cell>
              <table:table-cell office:value-type="float" office:value="670.260315">
                <text:p>670.260315</text:p>
              </table:table-cell>
              <table:table-cell office:value-type="float" office:value="712.157349">
                <text:p>712.157349</text:p>
              </table:table-cell>
              <table:table-cell office:value-type="float" office:value="609.370178">
                <text:p>609.370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4.907cm" svg:y="0.316cm" chart:style-name="ch2">
          <text:p>Translation Y Over Time (mm)</text:p>
        </chart:title>
        <chart:plot-area chart:style-name="ch3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1.232cm" svg:y="1.474cm" svg:width="14.463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537392">
                <text:p>1.537392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50.63588">
                <text:p>50.63588</text:p>
              </table:table-cell>
              <table:table-cell office:value-type="float" office:value="74.29509">
                <text:p>74.29509</text:p>
              </table:table-cell>
              <table:table-cell office:value-type="float" office:value="36.048256">
                <text:p>36.048256</text:p>
              </table:table-cell>
              <table:table-cell office:value-type="float" office:value="-69.30896">
                <text:p>-69.30896</text:p>
              </table:table-cell>
              <table:table-cell office:value-type="float" office:value="-225.870193">
                <text:p>-225.870193</text:p>
              </table:table-cell>
              <table:table-cell office:value-type="float" office:value="-319.554962">
                <text:p>-319.554962</text:p>
              </table:table-cell>
              <table:table-cell office:value-type="float" office:value="-247.582123">
                <text:p>-247.582123</text:p>
              </table:table-cell>
              <table:table-cell office:value-type="float" office:value="-31.853258">
                <text:p>-31.853258</text:p>
              </table:table-cell>
              <table:table-cell office:value-type="float" office:value="262.058594">
                <text:p>262.058594</text:p>
              </table:table-cell>
              <table:table-cell office:value-type="float" office:value="437.562897">
                <text:p>437.5628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4.907cm" svg:y="0.316cm" chart:style-name="ch2">
          <text:p>Translation Z Over Time (mm)</text:p>
        </chart:title>
        <chart:plot-area chart:style-name="ch3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1.231cm" svg:y="1.474cm" svg:width="14.437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89777">
                <text:p>0.489777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55.470463">
                <text:p>55.470463</text:p>
              </table:table-cell>
              <table:table-cell office:value-type="float" office:value="136.287842">
                <text:p>136.287842</text:p>
              </table:table-cell>
              <table:table-cell office:value-type="float" office:value="230.476013">
                <text:p>230.476013</text:p>
              </table:table-cell>
              <table:table-cell office:value-type="float" office:value="302.602325">
                <text:p>302.602325</text:p>
              </table:table-cell>
              <table:table-cell office:value-type="float" office:value="279.824646">
                <text:p>279.824646</text:p>
              </table:table-cell>
              <table:table-cell office:value-type="float" office:value="148.562927">
                <text:p>148.562927</text:p>
              </table:table-cell>
              <table:table-cell office:value-type="float" office:value="-16.508154">
                <text:p>-16.508154</text:p>
              </table:table-cell>
              <table:table-cell office:value-type="float" office:value="-75.277428">
                <text:p>-75.277428</text:p>
              </table:table-cell>
              <table:table-cell office:value-type="float" office:value="53.81385">
                <text:p>53.81385</text:p>
              </table:table-cell>
              <table:table-cell office:value-type="float" office:value="363.022095">
                <text:p>363.0220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047cm" svg:y="1.475cm" svg:width="14.648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96">
                <text:p>0.999996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919186">
                <text:p>0.919186</text:p>
              </table:table-cell>
              <table:table-cell office:value-type="float" office:value="0.668714">
                <text:p>0.668714</text:p>
              </table:table-cell>
              <table:table-cell office:value-type="float" office:value="0.363887">
                <text:p>0.363887</text:p>
              </table:table-cell>
              <table:table-cell office:value-type="float" office:value="0.135809">
                <text:p>0.135809</text:p>
              </table:table-cell>
              <table:table-cell office:value-type="float" office:value="0.005362">
                <text:p>0.005362</text:p>
              </table:table-cell>
              <table:table-cell office:value-type="float" office:value="0.052322">
                <text:p>0.052322</text:p>
              </table:table-cell>
              <table:table-cell office:value-type="float" office:value="0.284526">
                <text:p>0.284526</text:p>
              </table:table-cell>
              <table:table-cell office:value-type="float" office:value="0.566942">
                <text:p>0.566942</text:p>
              </table:table-cell>
              <table:table-cell office:value-type="float" office:value="0.83347">
                <text:p>0.83347</text:p>
              </table:table-cell>
              <table:table-cell office:value-type="float" office:value="0.994011">
                <text:p>0.9940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152cm" svg:y="1.474cm" svg:width="14.517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95">
                <text:p>0.999995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895034">
                <text:p>0.895034</text:p>
              </table:table-cell>
              <table:table-cell office:value-type="float" office:value="0.479704">
                <text:p>0.479704</text:p>
              </table:table-cell>
              <table:table-cell office:value-type="float" office:value="-0.137917">
                <text:p>-0.137917</text:p>
              </table:table-cell>
              <table:table-cell office:value-type="float" office:value="-0.672879">
                <text:p>-0.672879</text:p>
              </table:table-cell>
              <table:table-cell office:value-type="float" office:value="-0.987491">
                <text:p>-0.987491</text:p>
              </table:table-cell>
              <table:table-cell office:value-type="float" office:value="-0.867336">
                <text:p>-0.867336</text:p>
              </table:table-cell>
              <table:table-cell office:value-type="float" office:value="-0.326856">
                <text:p>-0.326856</text:p>
              </table:table-cell>
              <table:table-cell office:value-type="float" office:value="0.280196">
                <text:p>0.280196</text:p>
              </table:table-cell>
              <table:table-cell office:value-type="float" office:value="0.765306">
                <text:p>0.765306</text:p>
              </table:table-cell>
              <table:table-cell office:value-type="float" office:value="0.99404">
                <text:p>0.994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046cm" svg:y="1.475cm" svg:width="14.623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91">
                <text:p>0.999991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09877">
                <text:p>0.909877</text:p>
              </table:table-cell>
              <table:table-cell office:value-type="float" office:value="0.674631">
                <text:p>0.674631</text:p>
              </table:table-cell>
              <table:table-cell office:value-type="float" office:value="0.377551">
                <text:p>0.377551</text:p>
              </table:table-cell>
              <table:table-cell office:value-type="float" office:value="0.123795">
                <text:p>0.123795</text:p>
              </table:table-cell>
              <table:table-cell office:value-type="float" office:value="0.00329">
                <text:p>0.00329</text:p>
              </table:table-cell>
              <table:table-cell office:value-type="float" office:value="0.058712">
                <text:p>0.058712</text:p>
              </table:table-cell>
              <table:table-cell office:value-type="float" office:value="0.270491">
                <text:p>0.270491</text:p>
              </table:table-cell>
              <table:table-cell office:value-type="float" office:value="0.563662">
                <text:p>0.563662</text:p>
              </table:table-cell>
              <table:table-cell office:value-type="float" office:value="0.834547">
                <text:p>0.834547</text:p>
              </table:table-cell>
              <table:table-cell office:value-type="float" office:value="0.98727">
                <text:p>0.987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